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11in"/>
    </style:style>
    <style:style style:name="co4" style:family="table-column">
      <style:table-column-properties fo:break-before="auto" style:column-width="2.875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row table:style-name="ro2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duino</text:p>
          </table:table-cell>
          <table:table-cell table:style-name="ce2"/>
          <table:table-cell office:value-type="string" calcext:value-type="string">
            <text:p>adafruit.com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rduino Uno R3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ock</text:p>
          </table:table-cell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adafruit.c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1307 Real Time Clock breakout board ki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adafruit.c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kia 5110/3310 monochrome LCD + extras</text:p>
          </table:table-cell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Servo</text:p>
          </table:table-cell>
          <table:table-cell/>
          <table:table-cell office:value-type="string" calcext:value-type="string">
            <text:p>adafruit.c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cro servo</text:p>
          </table:table-cell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7:05:46.6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57S</meta:editing-duration>
    <meta:editing-cycles>6</meta:editing-cycles>
    <meta:generator>LibreOffice/4.3.2.2$Windows_x86 LibreOffice_project/edfb5295ba211bd31ad47d0bad0118690f76407d</meta:generator>
    <dc:date>2014-11-06T17:06:03.612000000</dc:date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